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text-properties style:font-name="Arial" fo:font-size="11.0pt" fo:color="#000000"/>
    </style:style>
    <style:style style:name="P3" style:family="paragraph" style:parent-style-name="Standard">
      <style:text-properties style:font-name="Arial" fo:font-size="11.0pt"/>
    </style:style>
    <style:style style:name="P4" style:family="paragraph" style:parent-style-name="Standard">
      <style:text-properties style:font-name="Times" fo:font-size="12.0pt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color="#000000"/>
    </style:style>
    <style:style style:name="T4" style:family="text">
      <style:text-properties style:text-line-through-style="solid"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Retail Tests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Retail-Create</text:span></text:p>
          </table:table-cell>
          <table:table-cell table:style-name="TableCell1">
            <text:p text:style-name="P2"><text:span text:style-name="T1">Test if retail users are allowed to create accounts.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create</text:span></text:p>
            <text:p text:style-name="P2"><text:span text:style-name="T1">logout</text:span></text:p>
            <text:p text:style-name="P2"/>
            <text:p text:style-name="P2"/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cr.txt</text:span></text:p>
          </table:table-cell>
        </table:table-row>
        <table:table-row>
          <table:table-cell table:style-name="TableCell1">
            <text:p text:style-name="P2"><text:span text:style-name="T1">Retail-delete</text:span></text:p>
          </table:table-cell>
          <table:table-cell table:style-name="TableCell1">
            <text:p text:style-name="P2"><text:span text:style-name="T1">Test if a retail user is allowed to delete accoun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lete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if a retail user can deposit a reasonable am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2"><text:span text:style-name="T1">ro_dp_cor.txt</text:span></text:p>
          </table:table-cell>
          <table:table-cell table:style-name="TableCell1">
            <text:p text:style-name="P2"><text:span text:style-name="T1">rp_dp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if a retail user can deposit over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deposi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ze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deposit to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inv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deposit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3"><text:span text:style-name="T1">-</text:span></text:p>
          </table:table-cell>
          <table:table-cell table:style-name="TableCell1">
            <text:p text:style-name="P2"><text:span text:style-name="T1">rp_dp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the withdraw function on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2"><text:span text:style-name="T1">ro_wd_cor.txt</text:span></text:p>
          </table:table-cell>
          <table:table-cell table:style-name="TableCell1">
            <text:p text:style-name="P2"><text:span text:style-name="T1">rp_wd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the withdraw function with an amount high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withdrawal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ze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withdraw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withdraw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withdraw from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inv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withdrawal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3"><text:span text:style-name="T1">-</text:span></text:p>
          </table:table-cell>
          <table:table-cell table:style-name="TableCell1">
            <text:p text:style-name="P2"><text:span text:style-name="T1">rp_wd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a transfer in retail under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2"><text:span text:style-name="T1">ro_tr_cor.txt</text:span></text:p>
          </table:table-cell>
          <table:table-cell table:style-name="TableCell1">
            <text:p text:style-name="P2"><text:span text:style-name="T1">rp_tr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a transfer in retail with an amount great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transf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zer.txt</text:span></text:p>
            <text:p text:style-name="P2"/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 transfer with a value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from invalid account</text:span></text:p>
          </table:table-cell>
          <table:table-cell table:style-name="TableCell1">
            <text:p text:style-name="P2"><text:span text:style-name="T1">Test if we can transfer from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ivf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 to invalid account</text:span></text:p>
          </table:table-cell>
          <table:table-cell table:style-name="TableCell1">
            <text:p text:style-name="P2"><text:span text:style-name="T1">Test if we can transfer to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iv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 immediate logout</text:span></text:p>
          </table:table-cell>
          <table:table-cell table:style-name="TableCell1">
            <text:p text:style-name="P2"><text:span text:style-name="T1">Test the response of logging out while in a transactio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rp_tr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deposit in retail with an amount containing a decimal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</text:span></text:p>
            <text:p text:style-name="P3"><text:span text:style-name="T1">1.0</text:span></text:p>
            <text:p text:style-name="P3"><text:span text:style-name="T1">logout</text:span></text:p>
            <text:p text:style-name="P2"/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dec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withdrawal in retail with an amount containing a decimal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withdraw</text:span></text:p>
            <text:p text:style-name="P3"><text:span text:style-name="T1">000001</text:span></text:p>
            <text:p text:style-name="P3"><text:span text:style-name="T1">1.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rp_wd_dec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transfer in retail with an amount containing a decimal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transfer</text:span></text:p>
            <text:p text:style-name="P3"><text:span text:style-name="T1">000001</text:span></text:p>
            <text:p text:style-name="P3"><text:span text:style-name="T1">000002</text:span></text:p>
            <text:p text:style-name="P3"><text:span text:style-name="T1">1.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rp_tr_dec.txt</text:span></text:p>
          </table:table-cell>
        </table:table-row>
        <table:table-row>
          <table:table-cell table:style-name="TableCell1">
            <text:p text:style-name="P3"><text:span text:style-name="T1">Retail</text:span></text:p>
            <text:p text:style-name="P3"><text:span text:style-name="T1">-deposit</text:span></text:p>
            <text:p text:style-name="P3"><text:span text:style-name="T1">string</text:span></text:p>
          </table:table-cell>
          <table:table-cell table:style-name="TableCell1">
            <text:p text:style-name="P3"><text:span text:style-name="T1">Test a deposit in retail with an amount being a string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</text:span></text:p>
            <text:p text:style-name="P3"><text:span text:style-name="T1">$1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str.txt</text:span></text:p>
          </table:table-cell>
        </table:table-row>
        <table:table-row>
          <table:table-cell table:style-name="TableCell1">
            <text:p text:style-name="P3"><text:span text:style-name="T1">Retail</text:span></text:p>
            <text:p text:style-name="P3"><text:span text:style-name="T1">-withdraw</text:span></text:p>
            <text:p text:style-name="P3"><text:span text:style-name="T1">string</text:span></text:p>
          </table:table-cell>
          <table:table-cell table:style-name="TableCell1">
            <text:p text:style-name="P3"><text:span text:style-name="T1">Test a withdrawal in retail with an amount being a string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</text:span></text:p>
            <text:p text:style-name="P3"><text:span text:style-name="T1">$1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str.txt</text:span></text:p>
          </table:table-cell>
        </table:table-row>
        <table:table-row>
          <table:table-cell table:style-name="TableCell1">
            <text:p text:style-name="P3"><text:span text:style-name="T1">Retail</text:span></text:p>
            <text:p text:style-name="P3"><text:span text:style-name="T1">-transfer</text:span></text:p>
            <text:p text:style-name="P3"><text:span text:style-name="T1">string</text:span></text:p>
          </table:table-cell>
          <table:table-cell table:style-name="TableCell1">
            <text:p text:style-name="P3"><text:span text:style-name="T1">Test a transfer in retail with an amount being a string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transfer</text:span></text:p>
            <text:p text:style-name="P3"><text:span text:style-name="T1">000001</text:span></text:p>
            <text:p text:style-name="P3"><text:span text:style-name="T1">000002</text:span></text:p>
            <text:p text:style-name="P3"><text:span text:style-name="T1">$1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str.txt</text:span></text:p>
          </table:table-cell>
        </table:table-row>
        <table:table-row>
          <table:table-cell table:style-name="TableCell1">
            <text:p text:style-name="P2">Retail</text:p>
            <text:p text:style-name="P2">-deposit</text:p>
            <text:p text:style-name="P2">quit</text:p>
          </table:table-cell>
          <table:table-cell table:style-name="TableCell1">
            <text:p text:style-name="P2">Testing the quit command in a deposit, while in retail</text:p>
          </table:table-cell>
          <table:table-cell table:style-name="TableCell1">
            <text:p text:style-name="P2">login</text:p>
            <text:p text:style-name="P2">retail</text:p>
            <text:p text:style-name="P2">deposit</text:p>
            <text:p text:style-name="P2">quit</text:p>
            <text:p text:style-name="P2">logout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rp_dp_qut.txt</text:p>
          </table:table-cell>
        </table:table-row>
        <table:table-row>
          <table:table-cell table:style-name="TableCell1">
            <text:p text:style-name="P2">Retail</text:p>
            <text:p text:style-name="P2">-withdraw</text:p>
            <text:p text:style-name="P2">quit</text:p>
          </table:table-cell>
          <table:table-cell table:style-name="TableCell1">
            <text:p text:style-name="P2">Testing the quit command in a withdraw, while in retail</text:p>
          </table:table-cell>
          <table:table-cell table:style-name="TableCell1">
            <text:p text:style-name="P2">login</text:p>
            <text:p text:style-name="P2">retail</text:p>
            <text:p text:style-name="P2">withdraw</text:p>
            <text:p text:style-name="P2">quit</text:p>
            <text:p text:style-name="P2">logout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rp_wd_qut.txt</text:p>
          </table:table-cell>
        </table:table-row>
        <table:table-row>
          <table:table-cell table:style-name="TableCell1">
            <text:p text:style-name="P2">Retail</text:p>
            <text:p text:style-name="P2">-transfer</text:p>
            <text:p text:style-name="P2">quit</text:p>
          </table:table-cell>
          <table:table-cell table:style-name="TableCell1">
            <text:p text:style-name="P2">Testing the quit command in a transfer, while in retail</text:p>
          </table:table-cell>
          <table:table-cell table:style-name="TableCell1">
            <text:p text:style-name="P2">login</text:p>
            <text:p text:style-name="P2">retail</text:p>
            <text:p text:style-name="P2">transfer</text:p>
            <text:p text:style-name="P2">quit</text:p>
            <text:p text:style-name="P2">logout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rp_tr_qut.txt</text:p>
          </table:table-cell>
        </table:table-row>
        <table:table-row>
          <table:table-cell table:style-name="TableCell1">
            <text:p text:style-name="P3">Retail</text:p>
            <text:p text:style-name="P3">-deposit</text:p>
            <text:p text:style-name="P3">7-digit account number</text:p>
          </table:table-cell>
          <table:table-cell table:style-name="TableCell1">
            <text:p text:style-name="P2">Testing if the deposit command accepts an account number that is too long, in retail</text:p>
          </table:table-cell>
          <table:table-cell table:style-name="TableCell1">
            <text:p text:style-name="P3"><text:span text:style-name="T3">l</text:span><text:span text:style-name="T1">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2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2">empty.txt</text:p>
          </table:table-cell>
          <table:table-cell table:style-name="TableCell1">
            <text:p text:style-name="P2">rp_wd_lng.txt</text:p>
          </table:table-cell>
        </table:table-row>
        <table:table-row>
          <table:table-cell table:style-name="TableCell1">
            <text:p text:style-name="P3">Retail</text:p>
            <text:p text:style-name="P3">-withdraw</text:p>
            <text:p text:style-name="P3">7-digit account number</text:p>
          </table:table-cell>
          <table:table-cell table:style-name="TableCell1">
            <text:p text:style-name="P3">Testing if the deposit command accepts an account number that is too long, in retail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withdraw</text:span></text:p>
            <text:p text:style-name="P3"><text:span text:style-name="T1">0000012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2">empty.txt</text:p>
          </table:table-cell>
          <table:table-cell table:style-name="TableCell1">
            <text:p text:style-name="P2">rp_wd_lng.txt</text:p>
          </table:table-cell>
        </table:table-row>
        <table:table-row>
          <table:table-cell table:style-name="TableCell1">
            <text:p text:style-name="P3">Retail</text:p>
            <text:p text:style-name="P3">-transfer</text:p>
            <text:p text:style-name="P3">7-digit account number</text:p>
          </table:table-cell>
          <table:table-cell table:style-name="TableCell1">
            <text:p text:style-name="P3">Testing if the deposit command accepts an account number that is too long, in retail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transfer</text:span></text:p>
            <text:p text:style-name="P3"><text:span text:style-name="T1">0000012</text:span></text:p>
            <text:p text:style-name="P3"><text:span text:style-name="T1">000002</text:span></text:p>
            <text:p text:style-name="P3"><text:span text:style-name="T1">1.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2">empty.txt</text:p>
          </table:table-cell>
          <table:table-cell table:style-name="TableCell1">
            <text:p text:style-name="P2">rp_tr_lng.txt</text:p>
            <text:p text:style-name="P2"/>
          </table:table-cell>
        </table:table-row>
      </table:table>
      <text:p text:style-name="P1"/>
      <text:p text:style-name="P1"/>
      <text:p text:style-name="P1"><text:span text:style-name="T1">Agent Tests</text:span></text:p>
      <text:p text:style-name="P1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Agent -login</text:span></text:p>
          </table:table-cell>
          <table:table-cell table:style-name="TableCell1">
            <text:p text:style-name="P2"><text:span text:style-name="T1">check that</text:span></text:p>
            <text:p text:style-name="P2"><text:span text:style-name="T1">login is accept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None</text:span></text:p>
          </table:table-cell>
        </table:table-row>
        <table:table-row>
          <table:table-cell table:style-name="TableCell1">
            <text:p text:style-name="P2"><text:span text:style-name="T1">Agent -create</text:span></text:p>
          </table:table-cell>
          <table:table-cell table:style-name="TableCell1">
            <text:p text:style-name="P2"><text:span text:style-name="T1">Check that user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a valid account number:</text:span></text:p>
          </table:table-cell>
        </table:table-row>
        <table:table-row>
          <table:table-cell table:style-name="TableCell1">
            <text:p text:style-name="P2"><text:span text:style-name="T1">Agent -create 6 digits</text:span></text:p>
          </table:table-cell>
          <table:table-cell table:style-name="TableCell1">
            <text:p text:style-name="P2"><text:span text:style-name="T1">Check that create account is accept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>“04 123456 000000 00000000 fifteen_digits_”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</table:table-cell>
        </table:table-row>
        <table:table-row>
          <table:table-cell table:style-name="TableCell1">
            <text:p text:style-name="P2"><text:span text:style-name="T1">Agent -create &lt;6 digits</text:span></text:p>
          </table:table-cell>
          <table:table-cell table:style-name="TableCell1">
            <text:p text:style-name="P2"><text:span text:style-name="T1">Check that create account is accepted,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fifteen_digits_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>“04 000001 000000 00000000 fifteen_digits_”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</table:table-cell>
        </table:table-row>
        <table:table-row>
          <table:table-cell table:style-name="TableCell1">
            <text:p text:style-name="P2"><text:span text:style-name="T1">Agent -create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7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7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-1234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.234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already existing</text:span></text:p>
          </table:table-cell>
          <table:table-cell table:style-name="TableCell1">
            <text:p text:style-name="P2"><text:span text:style-name="T1">Reject account number that already exis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s file with 000001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an account with that number already exists. enter a valid account number:</text:span></text:p>
          </table:table-cell>
        </table:table-row>
        <table:table-row>
          <table:table-cell table:style-name="TableCell1">
            <text:p text:style-name="P2"><text:span text:style-name="T1">Agent -create &lt;15 chars</text:span></text:p>
          </table:table-cell>
          <table:table-cell table:style-name="TableCell1">
            <text:p text:style-name="P2"><text:span text:style-name="T1">Check that create account is accepted, spaces added to account nam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one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>“04 000001 000000 00000000 one <text:s text:c="11"/>”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</table:table-cell>
        </table:table-row>
        <table:table-row>
          <table:table-cell table:style-name="TableCell1">
            <text:p text:style-name="P2"><text:span text:style-name="T1">Agent -create &gt;15 chars</text:span></text:p>
          </table:table-cell>
          <table:table-cell table:style-name="TableCell1">
            <text:p text:style-name="P2"><text:span text:style-name="T1">Reject account name with &gt;15 character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sixteen__digits_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  <text:p text:style-name="P2"><text:span text:style-name="T1">Account names must be 1-15 characters. enter new account name:</text:span></text:p>
          </table:table-cell>
        </table:table-row>
      </table:table>
      <text:p text:style-name="P1"/>
      <text:p text:style-name="P4"/>
      <table:table table:name="Table3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DELETE</text:span>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<text:span text:style-name="T1">Agent -delete</text:span></text:p>
          </table:table-cell>
          <table:table-cell table:style-name="TableCell1">
            <text:p text:style-name="P2"><text:span text:style-name="T1">Check that agent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qui.txt</text:span></text:p>
          </table:table-cell>
        </table:table-row>
        <table:table-row>
          <table:table-cell table:style-name="TableCell1">
            <text:p text:style-name="P2"><text:span text:style-name="T1">Agent -delete num</text:span></text:p>
          </table:table-cell>
          <table:table-cell table:style-name="TableCell1">
            <text:p text:style-name="P2"><text:span text:style-name="T1">Check that agent is prompted for account nam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.txt</text:span></text:p>
          </table:table-cell>
        </table:table-row>
        <table:table-row>
          <table:table-cell table:style-name="TableCell1">
            <text:p text:style-name="P2"><text:span text:style-name="T1">Agent -delete name</text:span></text:p>
          </table:table-cell>
          <table:table-cell table:style-name="TableCell1">
            <text:p text:style-name="P2"><text:span text:style-name="T1">Check that agent is prompted for next comman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abc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am.txt</text:span></text:p>
          </table:table-cell>
        </table:table-row>
        <table:table-row>
          <table:table-cell table:style-name="TableCell1">
            <text:p text:style-name="P2"><text:span text:style-name="T1">Agent -delete account does not exist </text:span></text:p>
          </table:table-cell>
          <table:table-cell table:style-name="TableCell1">
            <text:p text:style-name="P2"><text:span text:style-name="T1">Check that error occurs when account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dne.txt</text:span></text:p>
          </table:table-cell>
        </table:table-row>
        <table:table-row>
          <table:table-cell table:style-name="TableCell1">
            <text:p text:style-name="P2"><text:span text:style-name="T1">Agent -delete 6 digits</text:span></text:p>
          </table:table-cell>
          <table:table-cell table:style-name="TableCell1">
            <text:p text:style-name="P2"><text:span text:style-name="T1">Check that logout updates transaction summary fil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dp_xct.txt</text:span></text:p>
          </table:table-cell>
          <table:table-cell table:style-name="TableCell1">
            <text:p text:style-name="P2"><text:span text:style-name="T1">ap_dp_xct.txt</text:span></text:p>
          </table:table-cell>
        </table:table-row>
        <table:table-row>
          <table:table-cell table:style-name="TableCell1">
            <text:p text:style-name="P2"><text:span text:style-name="T1">Agent -delete &lt;6 digits</text:span></text:p>
          </table:table-cell>
          <table:table-cell table:style-name="TableCell1">
            <text:p text:style-name="P2"><text:span text:style-name="T1">Check that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fifteen_digits_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p_num_sml.txt</text:span></text:p>
          </table:table-cell>
          <table:table-cell table:style-name="TableCell1">
            <text:p text:style-name="P2"><text:span text:style-name="T1">ap_dp_num_sml.txt</text:span></text:p>
          </table:table-cell>
        </table:table-row>
        <table:table-row>
          <table:table-cell table:style-name="TableCell1">
            <text:p text:style-name="P2"><text:span text:style-name="T1">Agent -delete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234567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big.txt</text:span></text:p>
          </table:table-cell>
        </table:table-row>
        <table:table-row>
          <table:table-cell table:style-name="TableCell1">
            <text:p text:style-name="P2"><text:span text:style-name="T1">Agent -delete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abc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str.txt</text:span></text:p>
          </table:table-cell>
        </table:table-row>
        <table:table-row>
          <table:table-cell table:style-name="TableCell1">
            <text:p text:style-name="P2"><text:span text:style-name="T1">Agent -delete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-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neg.txt</text:span></text:p>
          </table:table-cell>
        </table:table-row>
        <table:table-row>
          <table:table-cell table:style-name="TableCell1">
            <text:p text:style-name="P2"><text:span text:style-name="T1">Agent -delete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.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dec.txt</text:span></text:p>
          </table:table-cell>
        </table:table-row>
        <table:table-row>
          <table:table-cell table:style-name="TableCell1">
            <text:p text:style-name="P2"><text:span text:style-name="T1">Agent -delete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zer.txt</text:span></text:p>
          </table:table-cell>
        </table:table-row>
        <table:table-row>
          <table:table-cell table:style-name="TableCell1">
            <text:p text:style-name="P2"><text:span text:style-name="T1">Agent -delete &lt;15 characters</text:span></text:p>
          </table:table-cell>
          <table:table-cell table:style-name="TableCell1">
            <text:p text:style-name="P2"><text:span text:style-name="T1">Check that spaces are properly add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abc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ao_dp_nam_sml.txt</text:span></text:p>
          </table:table-cell>
          <table:table-cell table:style-name="TableCell1">
            <text:p text:style-name="P2"><text:span text:style-name="T1">ap_dp_nam_sml.txt</text:span></text:p>
          </table:table-cell>
        </table:table-row>
        <table:table-row>
          <table:table-cell table:style-name="TableCell1">
            <text:p text:style-name="P2"><text:span text:style-name="T1">Agent -delete &gt;15 characters</text:span></text:p>
          </table:table-cell>
          <table:table-cell table:style-name="TableCell1">
            <text:p text:style-name="P2"><text:span text:style-name="T1">Reject account name that's too lo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very_long_account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am_big.txt</text:span></text:p>
          </table:table-cell>
        </table:table-row>
        <table:table-row>
          <table:table-cell table:style-name="TableCell1">
            <text:p text:style-name="P2"><text:span text:style-name="T1">Agent -delete number</text:span></text:p>
          </table:table-cell>
          <table:table-cell table:style-name="TableCell1">
            <text:p text:style-name="P2"><text:span text:style-name="T1">Check that numbers are accepted as account name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ao_dp_nam_int.txt</text:span></text:p>
          </table:table-cell>
          <table:table-cell table:style-name="TableCell1">
            <text:p text:style-name="P2"><text:span text:style-name="T1">ap_dp_nam_int.txt</text:span></text:p>
          </table:table-cell>
        </table:table-row>
      </table:table>
      <text:p text:style-name="P4"/>
      <text:p text:style-name="P4"/>
      <table:table table:name="Table4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DEPOSIT</text:span>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<text:span text:style-name="T1">Agent -deposit</text:span></text:p>
          </table:table-cell>
          <table:table-cell table:style-name="TableCell1">
            <text:p text:style-name="P2"><text:span text:style-name="T1">Check that agent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qui.txt</text:span></text:p>
          </table:table-cell>
        </table:table-row>
        <table:table-row>
          <table:table-cell table:style-name="TableCell1">
            <text:p text:style-name="P2"><text:span text:style-name="T1">Agent -deposit num</text:span></text:p>
          </table:table-cell>
          <table:table-cell table:style-name="TableCell1">
            <text:p text:style-name="P2"><text:span text:style-name="T1">Check that agent is prompted for deposit am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.txt</text:span></text:p>
          </table:table-cell>
        </table:table-row>
        <table:table-row>
          <table:table-cell table:style-name="TableCell1">
            <text:p text:style-name="P2"><text:span text:style-name="T1">Agent -deposit amt</text:span></text:p>
          </table:table-cell>
          <table:table-cell table:style-name="TableCell1">
            <text:p text:style-name="P2"><text:span text:style-name="T1">Check that agent is prompted for next comman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99999999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.txt</text:span></text:p>
          </table:table-cell>
        </table:table-row>
        <table:table-row>
          <table:table-cell table:style-name="TableCell1">
            <text:p text:style-name="P2"><text:span text:style-name="T1">Agent -deposit account does not exist </text:span></text:p>
          </table:table-cell>
          <table:table-cell table:style-name="TableCell1">
            <text:p text:style-name="P2"><text:span text:style-name="T1">Check that error occurs when account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dne.txt</text:span></text:p>
          </table:table-cell>
        </table:table-row>
        <table:table-row>
          <table:table-cell table:style-name="TableCell1">
            <text:p text:style-name="P2"><text:span text:style-name="T1">Agent -deposit 6 digits</text:span></text:p>
          </table:table-cell>
          <table:table-cell table:style-name="TableCell1">
            <text:p text:style-name="P2"><text:span text:style-name="T1">Check that logout updates transaction summary fil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23456</text:span></text:p>
            <text:p text:style-name="P2"><text:span text:style-name="T1">99999999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dp_xct.txt</text:span></text:p>
          </table:table-cell>
          <table:table-cell table:style-name="TableCell1">
            <text:p text:style-name="P2"><text:span text:style-name="T1">ap_dp_xct.txt</text:span></text:p>
          </table:table-cell>
        </table:table-row>
        <table:table-row>
          <table:table-cell table:style-name="TableCell1">
            <text:p text:style-name="P2"><text:span text:style-name="T1">Agent -deposit &lt;6 digits</text:span></text:p>
          </table:table-cell>
          <table:table-cell table:style-name="TableCell1">
            <text:p text:style-name="P2"><text:span text:style-name="T1">Check that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99999999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p_num_sml.txt</text:span></text:p>
          </table:table-cell>
          <table:table-cell table:style-name="TableCell1">
            <text:p text:style-name="P2"><text:span text:style-name="T1">ap_dp_num_sml.txt</text:span></text:p>
          </table:table-cell>
        </table:table-row>
        <table:table-row>
          <table:table-cell table:style-name="TableCell1">
            <text:p text:style-name="P2"><text:span text:style-name="T4">Agent -deposit &gt;6 digits</text:span></text:p>
          </table:table-cell>
          <table:table-cell table:style-name="TableCell1">
            <text:p text:style-name="P2"><text:span text:style-name="T4">Reject account number with &gt;6 digits</text:span></text:p>
          </table:table-cell>
          <table:table-cell table:style-name="TableCell1">
            <text:p text:style-name="P2"><text:span text:style-name="T4">login</text:span></text:p>
            <text:p text:style-name="P2"><text:span text:style-name="T4">agent</text:span></text:p>
            <text:p text:style-name="P2"><text:span text:style-name="T4">deposit</text:span></text:p>
            <text:p text:style-name="P2"><text:span text:style-name="T4">1234567</text:span></text:p>
            <text:p text:style-name="P2"><text:span text:style-name="T4">quit</text:span></text:p>
          </table:table-cell>
          <table:table-cell table:style-name="TableCell1">
            <text:p text:style-name="P2"><text:span text:style-name="T4">accountList_empty.txt</text:span></text:p>
          </table:table-cell>
          <table:table-cell table:style-name="TableCell1">
            <text:p text:style-name="P2"><text:span text:style-name="T4">-</text:span></text:p>
          </table:table-cell>
          <table:table-cell table:style-name="TableCell1">
            <text:p text:style-name="P2"><text:span text:style-name="T4">ap_dp_num_big.txt</text:span></text:p>
          </table:table-cell>
        </table:table-row>
        <table:table-row>
          <table:table-cell table:style-name="TableCell1">
            <text:p text:style-name="P2"><text:span text:style-name="T4">Agent -deposit 6 non digits</text:span></text:p>
          </table:table-cell>
          <table:table-cell table:style-name="TableCell1">
            <text:p text:style-name="P2"><text:span text:style-name="T4">Reject account number that is not an int</text:span></text:p>
          </table:table-cell>
          <table:table-cell table:style-name="TableCell1">
            <text:p text:style-name="P2"><text:span text:style-name="T4">login</text:span></text:p>
            <text:p text:style-name="P2"><text:span text:style-name="T4">agent</text:span></text:p>
            <text:p text:style-name="P2"><text:span text:style-name="T4">deposit</text:span></text:p>
            <text:p text:style-name="P2"><text:span text:style-name="T4">abc</text:span></text:p>
            <text:p text:style-name="P2"><text:span text:style-name="T4">quit</text:span></text:p>
          </table:table-cell>
          <table:table-cell table:style-name="TableCell1">
            <text:p text:style-name="P2"><text:span text:style-name="T4">accountList_empty.txt</text:span></text:p>
          </table:table-cell>
          <table:table-cell table:style-name="TableCell1">
            <text:p text:style-name="P2"><text:span text:style-name="T4">-</text:span></text:p>
          </table:table-cell>
          <table:table-cell table:style-name="TableCell1">
            <text:p text:style-name="P2"><text:span text:style-name="T4">ap_dp_num_str.txt</text:span></text:p>
          </table:table-cell>
        </table:table-row>
        <table:table-row>
          <table:table-cell table:style-name="TableCell1">
            <text:p text:style-name="P2"><text:span text:style-name="T1">Agent -deposit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-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neg.txt</text:span></text:p>
          </table:table-cell>
        </table:table-row>
        <table:table-row>
          <table:table-cell table:style-name="TableCell1">
            <text:p text:style-name="P2"><text:span text:style-name="T1">Agent -deposit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.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dec.txt</text:span></text:p>
          </table:table-cell>
        </table:table-row>
        <table:table-row>
          <table:table-cell table:style-name="TableCell1">
            <text:p text:style-name="P2"><text:span text:style-name="T1">Agent -deposit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zer.txt</text:span></text:p>
          </table:table-cell>
        </table:table-row>
        <table:table-row>
          <table:table-cell table:style-name="TableCell1">
            <text:p text:style-name="P2"><text:span text:style-name="T1">Agent -deposit amount string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$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str.txt</text:span></text:p>
          </table:table-cell>
        </table:table-row>
        <table:table-row>
          <table:table-cell table:style-name="TableCell1">
            <text:p text:style-name="P2"><text:span text:style-name="T1">Agent -deposit amount decimal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.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dec.txt</text:span></text:p>
          </table:table-cell>
        </table:table-row>
        <table:table-row>
          <table:table-cell table:style-name="TableCell1">
            <text:p text:style-name="P2"><text:span text:style-name="T1">Agent -deposit amount negative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-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neg.txt</text:span></text:p>
          </table:table-cell>
        </table:table-row>
        <table:table-row>
          <table:table-cell table:style-name="TableCell1">
            <text:p text:style-name="P2"><text:span text:style-name="T1">Agent -deposit amount zero</text:span></text:p>
          </table:table-cell>
          <table:table-cell table:style-name="TableCell1">
            <text:p text:style-name="P2"><text:span text:style-name="T1">Reject deposit amount of 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zer.txt</text:span></text:p>
          </table:table-cell>
        </table:table-row>
        <table:table-row>
          <table:table-cell table:style-name="TableCell1">
            <text:p text:style-name="P2"><text:span text:style-name="T1">Agent -deposit &gt;99999999</text:span></text:p>
          </table:table-cell>
          <table:table-cell table:style-name="TableCell1">
            <text:p text:style-name="P2"><text:span text:style-name="T1">Reject deposit amount above limi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0000000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big.txt</text:span></text:p>
          </table:table-cell>
        </table:table-row>
        <table:table-row>
          <table:table-cell table:style-name="TableCell1">
            <text:p text:style-name="P2"><text:span text:style-name="T1">Agent -deposit amount short</text:span></text:p>
          </table:table-cell>
          <table:table-cell table:style-name="TableCell1">
            <text:p text:style-name="P2"><text:span text:style-name="T1">Ensure zeros padded to small depo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ao_dp_amt_sml.txt</text:span></text:p>
          </table:table-cell>
          <table:table-cell table:style-name="TableCell1">
            <text:p text:style-name="P2"><text:span text:style-name="T1">ap_dp_amt_sml.txt</text:span></text:p>
          </table:table-cell>
        </table:table-row>
      </table:table>
      <text:p text:style-name="P4"/>
      <table:table table:name="Table5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the withdraw function on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80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Updated transaction summary file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Accepts transaction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the withdraw function with an amount higher than $999,999.99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10000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Denied transaction greater than $999,999.99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withdrawal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.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Can accept or deny, based on how we handle 0 amounts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withdraw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-1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mount to be withdrawn:</text:span></text:p>
            <text:p text:style-name="P2"><text:span text:style-name="T1">deny transaction of negative amount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withdraw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withdraw from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reject invalid number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withdrawal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/>
          </table:table-cell>
        </table:table-row>
      </table:table>
      <text:p text:style-name="P4"/>
      <text:p text:style-name="P4"/>
      <table:table table:name="Table6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a transfer in agent under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8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Updated transaction summary file</text:span></text:p>
            <text:p text:style-name="P2"/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Accepts transaction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a transfer in agent with an amount great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100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  <text:p text:style-name="P2"/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Deny amount greater than $1,000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transf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  <text:p text:style-name="P2"/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Deny transaction of 0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 transfer with a value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-1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n account to transfer from:<text:line-break/>enter an account to transfer to:</text:span></text:p>
            <text:p text:style-name="P2"><text:span text:style-name="T1">enter an amount to be transferred:</text:span></text:p>
            <text:p text:style-name="P2"><text:span text:style-name="T1">Deny negative value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from invalid account</text:span></text:p>
          </table:table-cell>
          <table:table-cell table:style-name="TableCell1">
            <text:p text:style-name="P2"><text:span text:style-name="T1">Test if we can transfer from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ccount to transfer from:</text:span></text:p>
            <text:p text:style-name="P2"><text:span text:style-name="T1">Deny invalid account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 to invalid account</text:span></text:p>
          </table:table-cell>
          <table:table-cell table:style-name="TableCell1">
            <text:p text:style-name="P2"><text:span text:style-name="T1">Test if we can transfer to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ccount to transfer from:</text:span></text:p>
            <text:p text:style-name="P2"><text:span text:style-name="T1">account to transfer to:</text:span></text:p>
            <text:p text:style-name="P2"><text:span text:style-name="T1">Deny invalid account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 immediate logout</text:span></text:p>
          </table:table-cell>
          <table:table-cell table:style-name="TableCell1">
            <text:p text:style-name="P2"><text:span text:style-name="T1">Test the response of logging out while in a transactio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ccount to transfer from:</text:span></text:p>
          </table:table-cell>
        </table:table-row>
      </table:table>
      <text:p text:style-name="P1"/>
      <text:p text:style-name="P1"><text:span text:style-name="T1">General Tests</text:span></text:p>
      <table:table table:name="Table7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Input before login</text:span></text:p>
          </table:table-cell>
          <table:table-cell table:style-name="TableCell1">
            <text:p text:style-name="P2"><text:span text:style-name="T1">No command should be accepted before a login</text:span></text:p>
          </table:table-cell>
          <table:table-cell table:style-name="TableCell1">
            <text:p text:style-name="P2"><text:span text:style-name="T1">create</text:span></text:p>
            <text:p text:style-name="P2"><text:span text:style-name="T1">delete</text:span></text:p>
            <text:p text:style-name="P2"><text:span text:style-name="T1">deposit</text:span></text:p>
            <text:p text:style-name="P2"><text:span text:style-name="T1">withdraw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Possible prompts to tell user to login first.</text:span></text:p>
          </table:table-cell>
        </table:table-row>
        <table:table-row>
          <table:table-cell table:style-name="TableCell1">
            <text:p text:style-name="P2"><text:span text:style-name="T1">Login after login (null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login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Request retail or agent mode:</text:span></text:p>
            <text:p text:style-name="P2"><text:span text:style-name="T1">Invalid input response.</text:span></text:p>
          </table:table-cell>
        </table:table-row>
        <table:table-row>
          <table:table-cell table:style-name="TableCell1">
            <text:p text:style-name="P2"><text:span text:style-name="T1">Login after login (retail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login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Request retail or agent mode:</text:span></text:p>
            <text:p text:style-name="P2"><text:span text:style-name="T1">accept login</text:span></text:p>
            <text:p text:style-name="P2"><text:span text:style-name="T1">Invalid input response.</text:span></text:p>
          </table:table-cell>
        </table:table-row>
        <table:table-row>
          <table:table-cell table:style-name="TableCell1">
            <text:p text:style-name="P2"><text:span text:style-name="T1">Login after login (agent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login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Request retail or agent mode:</text:span></text:p>
            <text:p text:style-name="P2"><text:span text:style-name="T1">accept login</text:span></text:p>
            <text:p text:style-name="P2"><text:span text:style-name="T1">Invalid input response.</text:span></text:p>
          </table:table-cell>
        </table:table-row>
        <table:table-row>
          <table:table-cell table:style-name="TableCell1">
            <text:p text:style-name="P2"><text:span text:style-name="T1">quit command</text:span></text:p>
          </table:table-cell>
          <table:table-cell table:style-name="TableCell1">
            <text:p text:style-name="P2"><text:span text:style-name="T1">Test that our quit command works</text:span></text:p>
          </table:table-cell>
          <table:table-cell table:style-name="TableCell1">
            <text:p text:style-name="P2"><text:span text:style-name="T1">quit<text:line-break/></text:span></text:p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<text:span text:style-name="T1">login quit</text:span></text:p>
          </table:table-cell>
          <table:table-cell table:style-name="TableCell1">
            <text:p text:style-name="P2"><text:span text:style-name="T1">Test that our quit command work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<text:span text:style-name="T1">Input</text:span></text:p>
            <text:p text:style-name="P2"><text:span text:style-name="T1">-string</text:span></text:p>
            <text:p text:style-name="P2"><text:span text:style-name="T1">-decimals</text:span></text:p>
            <text:p text:style-name="P2"><text:span text:style-name="T1">-internal spaces</text:span></text:p>
            <text:p text:style-name="P2"><text:span text:style-name="T1">-leading/trailing whitespace</text:span></text:p>
            <text:p text:style-name="P2"><text:span text:style-name="T1">-binary?</text:span>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</table:table>
      <text:p text:style-name="P1"><text:span text:style-name="T1">Round 2 Questions:</text:span></text:p>
      <text:p text:style-name="P1"><text:span text:style-name="T1">1- Should newline and other special characters be accepted for an account name?</text:span></text:p>
      <text:p text:style-name="P1"/>
      <text:p text:style-name="P1"><text:span text:style-name="T1">Assumed no</text:span></text:p>
      <text:p text:style-name="P1"/>
      <text:p text:style-name="P1"><text:span text:style-name="T1">2- For the transaction record for create, would AAAAAA be the new account number?</text:span></text:p>
      <text:p text:style-name="P1"/>
      <text:p text:style-name="P1"><text:span text:style-name="T1">Assumed yes, NNNN... would be the new name</text:span></text:p>
      <text:p text:style-name="P1"/>
      <text:p text:style-name="P1"/>
      <text:p text:style-name="P1"/>
      <text:p text:style-name="P1"><text:span text:style-name="T1">3- Does quit command still write out the transaction summary file?</text:span></text:p>
      <text:p text:style-name="P1"/>
      <text:p text:style-name="P1"><text:span text:style-name="T1">4- What do we want to happen when user enter bad input (our choice)?</text:span></text:p>
      <text:p text:style-name="P1"/>
      <text:p text:style-name="P1"><text:span text:style-name="T1">5- what if there are no valid accounts (empty file)? Does the front end tell the user?</text:span></text:p>
      <text:p text:style-name="P1"/>
      <text:p text:style-name="P1"><text:span text:style-name="T1">6- How do we want to handle 0 input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